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083in" style:rel-column-width="1884*"/>
    </style:style>
    <style:style style:name="Table1.B" style:family="table-column">
      <style:table-column-properties style:column-width="2.75in" style:rel-column-width="3960*"/>
    </style:style>
    <style:style style:name="Table1.C" style:family="table-column">
      <style:table-column-properties style:column-width="2.8667in" style:rel-column-width="41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214135" officeooo:paragraph-rsid="00214135"/>
    </style:style>
    <style:style style:name="P2" style:family="paragraph" style:parent-style-name="Table_20_Contents">
      <style:text-properties officeooo:rsid="00246437" officeooo:paragraph-rsid="00246437"/>
    </style:style>
    <style:style style:name="P3" style:family="paragraph" style:parent-style-name="Table_20_Contents">
      <style:text-properties officeooo:rsid="00246437" officeooo:paragraph-rsid="002553f4"/>
    </style:style>
    <style:style style:name="P4" style:family="paragraph" style:parent-style-name="Table_20_Contents">
      <style:text-properties officeooo:rsid="002553f4" officeooo:paragraph-rsid="002553f4"/>
    </style:style>
    <style:style style:name="P5" style:family="paragraph" style:parent-style-name="Table_20_Contents">
      <style:text-properties officeooo:rsid="002553f4" officeooo:paragraph-rsid="002bef2e"/>
    </style:style>
    <style:style style:name="P6" style:family="paragraph" style:parent-style-name="Table_20_Contents">
      <style:text-properties officeooo:rsid="0026e303" officeooo:paragraph-rsid="0026e303"/>
    </style:style>
    <style:style style:name="P7" style:family="paragraph" style:parent-style-name="Table_20_Contents">
      <style:text-properties officeooo:rsid="0026e303" officeooo:paragraph-rsid="002bef2e"/>
    </style:style>
    <style:style style:name="P8" style:family="paragraph" style:parent-style-name="Table_20_Contents">
      <style:text-properties officeooo:rsid="00289e1b" officeooo:paragraph-rsid="00289e1b"/>
    </style:style>
    <style:style style:name="P9" style:family="paragraph" style:parent-style-name="Table_20_Contents">
      <style:text-properties officeooo:rsid="00289e1b" officeooo:paragraph-rsid="002bef2e"/>
    </style:style>
    <style:style style:name="P10" style:family="paragraph" style:parent-style-name="Table_20_Contents">
      <style:text-properties officeooo:rsid="002bb1b1" officeooo:paragraph-rsid="002bb1b1"/>
    </style:style>
    <style:style style:name="P11" style:family="paragraph" style:parent-style-name="Table_20_Contents">
      <style:text-properties officeooo:rsid="002bb1b1" officeooo:paragraph-rsid="002c02f9"/>
    </style:style>
    <style:style style:name="P12" style:family="paragraph" style:parent-style-name="Table_20_Contents">
      <style:text-properties fo:font-weight="bold" officeooo:rsid="002bb1b1" officeooo:paragraph-rsid="002bb1b1" style:font-weight-asian="bold" style:font-weight-complex="bold"/>
    </style:style>
    <style:style style:name="P13" style:family="paragraph" style:parent-style-name="Table_20_Contents">
      <style:text-properties fo:font-weight="bold" officeooo:rsid="002bef2e" officeooo:paragraph-rsid="002bef2e" style:font-weight-asian="bold" style:font-weight-complex="bold"/>
    </style:style>
    <style:style style:name="P14" style:family="paragraph" style:parent-style-name="Table_20_Contents">
      <style:text-properties officeooo:rsid="002bef2e" officeooo:paragraph-rsid="002bef2e"/>
    </style:style>
    <style:style style:name="P15" style:family="paragraph" style:parent-style-name="Table_20_Contents">
      <style:text-properties officeooo:rsid="002c02f9" officeooo:paragraph-rsid="002c02f9"/>
    </style:style>
    <style:style style:name="P16" style:family="paragraph" style:parent-style-name="Table_20_Contents">
      <style:text-properties officeooo:rsid="002c02f9" officeooo:paragraph-rsid="002d6a0e"/>
    </style:style>
    <style:style style:name="P17" style:family="paragraph" style:parent-style-name="Table_20_Contents">
      <style:text-properties officeooo:rsid="002d6a0e" officeooo:paragraph-rsid="002f86fb"/>
    </style:style>
    <style:style style:name="P18" style:family="paragraph" style:parent-style-name="Table_20_Contents">
      <style:text-properties officeooo:rsid="002f86fb" officeooo:paragraph-rsid="002f86fb"/>
    </style:style>
    <style:style style:name="P19" style:family="paragraph" style:parent-style-name="Table_20_Contents">
      <style:text-properties officeooo:rsid="0031694c" officeooo:paragraph-rsid="0031694c"/>
    </style:style>
    <style:style style:name="P20" style:family="paragraph" style:parent-style-name="Table_20_Contents">
      <style:text-properties officeooo:rsid="00320e8b" officeooo:paragraph-rsid="00320e8b"/>
    </style:style>
    <style:style style:name="P21" style:family="paragraph" style:parent-style-name="Text_20_body">
      <style:text-properties officeooo:paragraph-rsid="00212b43"/>
    </style:style>
    <style:style style:name="P22" style:family="paragraph" style:parent-style-name="Text_20_body">
      <style:text-properties officeooo:rsid="00214135" officeooo:paragraph-rsid="00214135"/>
    </style:style>
    <style:style style:name="P23" style:family="paragraph" style:parent-style-name="Text_20_body">
      <style:text-properties officeooo:rsid="00214135" officeooo:paragraph-rsid="002262c1"/>
    </style:style>
    <style:style style:name="P24" style:family="paragraph" style:parent-style-name="Text_20_body">
      <style:text-properties officeooo:rsid="002262c1" officeooo:paragraph-rsid="0023d435"/>
    </style:style>
    <style:style style:name="P25" style:family="paragraph" style:parent-style-name="Text_20_body">
      <style:text-properties officeooo:rsid="0023d435" officeooo:paragraph-rsid="0023d435"/>
    </style:style>
    <style:style style:name="P26" style:family="paragraph" style:parent-style-name="Text_20_body">
      <style:text-properties officeooo:rsid="0029e460" officeooo:paragraph-rsid="0029e460"/>
    </style:style>
    <style:style style:name="P27" style:family="paragraph" style:parent-style-name="Text_20_body">
      <style:text-properties officeooo:rsid="00320e8b" officeooo:paragraph-rsid="00320e8b"/>
    </style:style>
    <style:style style:name="P28" style:family="paragraph" style:parent-style-name="Text_20_body">
      <style:text-properties officeooo:rsid="00320e8b" officeooo:paragraph-rsid="003378a8"/>
    </style:style>
    <style:style style:name="P29" style:family="paragraph" style:parent-style-name="Heading_20_1">
      <style:paragraph-properties fo:break-before="page"/>
    </style:style>
    <style:style style:name="T1" style:family="text">
      <style:text-properties officeooo:rsid="00212b43"/>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3d435"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9e460" style:font-style-asian="italic" style:font-style-complex="italic"/>
    </style:style>
    <style:style style:name="T7" style:family="text">
      <style:text-properties officeooo:rsid="002262c1"/>
    </style:style>
    <style:style style:name="T8" style:family="text">
      <style:text-properties officeooo:rsid="0023d435"/>
    </style:style>
    <style:style style:name="T9" style:family="text">
      <style:text-properties officeooo:rsid="002553f4"/>
    </style:style>
    <style:style style:name="T10" style:family="text">
      <style:text-properties officeooo:rsid="00289e1b"/>
    </style:style>
    <style:style style:name="T11" style:family="text">
      <style:text-properties officeooo:rsid="0029e460"/>
    </style:style>
    <style:style style:name="T12" style:family="text">
      <style:text-properties officeooo:rsid="002bef2e"/>
    </style:style>
    <style:style style:name="T13" style:family="text">
      <style:text-properties officeooo:rsid="002c02f9"/>
    </style:style>
    <style:style style:name="T14" style:family="text">
      <style:text-properties style:text-position="super 58%"/>
    </style:style>
    <style:style style:name="T15" style:family="text">
      <style:text-properties style:text-position="super 58%" officeooo:rsid="003378a8"/>
    </style:style>
    <style:style style:name="T16" style:family="text">
      <style:text-properties officeooo:rsid="002d6a0e"/>
    </style:style>
    <style:style style:name="T17" style:family="text">
      <style:text-properties officeooo:rsid="002e069c"/>
    </style:style>
    <style:style style:name="T18" style:family="text">
      <style:text-properties officeooo:rsid="003378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An <text:span text:style-name="T1">A</text:span>nalysis of SEPTA Regional Rail On-Time Performance</text:p>
      <text:p text:style-name="Subtitle">Presented by William Entriken</text:p>
      <text:p text:style-name="Subtitle"><text:span text:style-name="T1">March 30, 2017</text:span></text:p>
      <text:p text:style-name="P21"/>
      <text:p text:style-name="P21"/>
      <text:h text:style-name="Heading_20_1" text:outline-level="1"/>
      <text:h text:style-name="Heading_20_1" text:outline-level="1"/>
      <text:h text:style-name="Heading_20_1" text:outline-level="1"/>
      <text:h text:style-name="Heading_20_1" text:outline-level="1">Executive <text:span text:style-name="T1">o</text:span>verview</text:h>
      <text:p text:style-name="P21"><text:span text:style-name="T10">I collected publicly available On-Time Performance (OTP) data continuously from SEPTA and analyzed it over the past nine years. Specific trains with consistently poor On-Time Performance are notable for their tardiness as well as their regularity. Timetable updates will address the majority of SEPTA’s OTP issues and help achieve the stated 90% OTP goal. Specific recommendations to fix the problem are included in this report.</text:span></text:p>
      <text:h text:style-name="P29" text:outline-level="1">Introduction</text:h>
      <text:p text:style-name="P22">Rail performance is a function of rail equipment, operating capabilities, ridership, acts of God and expectations set forth in the timetable. This report reviews SEPTA's Regional Rail timetables and <text:span text:style-name="T11">presents </text:span>specific recommendations to improve performance through schedule management.</text:p>
      <text:p text:style-name="P22">SEPTA's rail scheduling process uses multivariate modeling of demographics, climate, speed limits, equipment capabilities, and much more. This is great for designing new service and predicting the impact of large changes like equipment replacement. <text:span text:style-name="T11">The</text:span> analysis <text:span text:style-name="T11">in this report </text:span>is strictly incremental and is based solely on SEPTA's historical performance.</text:p>
      <text:p text:style-name="P22"/>
      <text:h text:style-name="Heading_20_1" text:outline-level="1">Definitions</text:h>
      <text:p text:style-name="P22"><text:span text:style-name="T4">On-Time Performance (OTP)</text:span> is a railroad industry standard definition: the percentage of trains on a line which are 5:59 minutes late or less in reaching their destination. For SEPTA, <text:span text:style-name="T6">destination</text:span> means Suburban Station or a system extremity.</text:p>
      <text:p text:style-name="P22"><text:span text:style-name="T4">Lateness </text:span>is the time a train departs a given stop versus the scheduled departure time for that stop.</text:p>
      <text:p text:style-name="P22"><text:span text:style-name="T4">Percentile </text:span>is a statistic. By way of example, consider a weekday schedule running for 4 weeks (20 service days). We say the <text:span text:style-name="T5">90-percentile lateness </text:span>is 3 minutes if 18 or more trains are late by 3 <text:span text:style-name="T11">or more </text:span>minutes.</text:p>
      <text:p text:style-name="P22"/>
      <text:h text:style-name="Heading_20_1" text:outline-level="1">Analysis</text:h>
      <text:p text:style-name="P22">I created a data collection and reporting tool in 2008 and run it continuously to monitor all SEPTA Regional Rail trains. Although SEPTA updates its schedules regularly, many trains have run continuous service for a decade or more. This provides a strong basis for understanding trends. <text:span text:style-name="T8">Specific recommendations on this report are based on the current service period starting January 29, 2017.</text:span></text:p>
      <text:p text:style-name="P26">This analysis strives to improve official OTP performance as well as reduce lateness at non-destination stops. <text:span text:style-name="T4">Only outbound service (departing from Suburban Station) is in scope for this report.</text:span></text:p>
      <text:p text:style-name="P22">It is trivial to achieve 100% OTP – leave a <text:span text:style-name="T5">huge </text:span>gap <text:span text:style-name="T11">before the last stop</text:span>. Likewise it is <text:span text:style-name="T7">trivial to minimize train travel times – ignore schedules, and depart each stop as soon as is safe. Surely, managing schedule changes and OTP requires discretion. This report puts forth reasonable suggestions and only considers changes when they will have a meaningful impact.</text:span></text:p>
      <text:p text:style-name="P24"><text:soft-page-break/>Even still, there are plenty of easy improvements to make. <text:span text:style-name="T2">For example, Media/Elwyn </text:span><text:span text:style-name="T3">train #9331 has only started its route (University City) on time ONCE and every time this lateness cascades until at least Morton-Rutledge.</text:span></text:p>
      <text:p text:style-name="P25">Following are recommendations to fix big, easy problems like #9331, a methodology to fix smaller problems and a proposed set of new timetables for all rail lines.</text:p>
      <text:p text:style-name="P23"/>
      <text:h text:style-name="Heading_20_1" text:outline-level="1">Recommendations</text:h>
      <text:p text:style-name="P25">Update the timetable effective April 23, 2017 for these problem stops:</text:p>
      <table:table table:name="Table1" table:style-name="Table1">
        <table:table-column table:style-name="Table1.A"/>
        <table:table-column table:style-name="Table1.B"/>
        <table:table-column table:style-name="Table1.C"/>
        <table:table-row>
          <table:table-cell table:style-name="Table1.A1" office:value-type="string">
            <text:p text:style-name="P12">Train</text:p>
          </table:table-cell>
          <table:table-cell table:style-name="Table1.A1" office:value-type="string">
            <text:p text:style-name="P12">Issue</text:p>
          </table:table-cell>
          <table:table-cell table:style-name="Table1.C1" office:value-type="string">
            <text:p text:style-name="P13">Proposal</text:p>
          </table:table-cell>
        </table:table-row>
        <table:table-row>
          <table:table-cell table:style-name="Table1.A2" office:value-type="string">
            <text:p text:style-name="P3"><text:span text:style-name="T9">#453 </text:span>Airport </text:p>
            <text:p text:style-name="P2"/>
          </table:table-cell>
          <table:table-cell table:style-name="Table1.A2" office:value-type="string">
            <text:p text:style-name="P10">Train has NEVER been on time, and contributes significantly to OTP.</text:p>
          </table:table-cell>
          <table:table-cell table:style-name="Table1.C2" office:value-type="string">
            <text:p text:style-name="P10">Study contention with Amtrak rail between University City and Eastwick. <text:span text:style-name="T12">See also #5253 Newark.</text:span></text:p>
          </table:table-cell>
        </table:table-row>
        <table:table-row>
          <table:table-cell table:style-name="Table1.A2" office:value-type="string">
            <text:p text:style-name="P4">#768 Chestnut Hill East</text:p>
          </table:table-cell>
          <table:table-cell table:style-name="Table1.A2" office:value-type="string">
            <text:p text:style-name="P5">Train has NEVER been on time because it is deprioritized at Wayne Junction, a majority of OTP failure cascades from this one stop.</text:p>
          </table:table-cell>
          <table:table-cell table:style-name="Table1.C2" office:value-type="string">
            <text:p text:style-name="P5">Reschedule Wayne and later stops 4 minutes later.</text:p>
          </table:table-cell>
        </table:table-row>
        <table:table-row>
          <table:table-cell table:style-name="Table1.A2" office:value-type="string">
            <text:p text:style-name="P6">#4815 Chestnut Hill West</text:p>
          </table:table-cell>
          <table:table-cell table:style-name="Table1.A2" office:value-type="string">
            <text:p text:style-name="P7">75% of trips are 6+ minutes late leaving Suburban Station. <text:span text:style-name="T10">Root cause is Warminster Line inbound service.</text:span></text:p>
          </table:table-cell>
          <table:table-cell table:style-name="Table1.C2" office:value-type="string">
            <text:p text:style-name="P9">Reschedule stops before Queen Lane 4 minutes later.</text:p>
          </table:table-cell>
        </table:table-row>
        <table:table-row>
          <table:table-cell table:style-name="Table1.A2" office:value-type="string">
            <text:p text:style-name="P8">#1071 Cynwyd</text:p>
          </table:table-cell>
          <table:table-cell table:style-name="Table1.A2" office:value-type="string">
            <text:p text:style-name="P14">90% of trains are late at destination.</text:p>
          </table:table-cell>
          <table:table-cell table:style-name="Table1.C2" office:value-type="string">
            <text:p text:style-name="P9">Reschedule final stop 1 minute later. <text:span text:style-name="T12">(</text:span>Delaying the final stop is <text:span text:style-name="T12">normally </text:span>“cheating”, <text:span text:style-name="T12">but it is justified in this severe case.)</text:span></text:p>
          </table:table-cell>
        </table:table-row>
        <table:table-row>
          <table:table-cell table:style-name="Table1.A2" office:value-type="string">
            <text:p text:style-name="P10">Fox Chase</text:p>
          </table:table-cell>
          <table:table-cell table:style-name="Table1.A2" office:value-type="string">
            <text:p text:style-name="P11">Trains #814, #830, #840, #852 are <text:span text:style-name="T13">3+ minutes late at Lawndale over 80% of the time.</text:span></text:p>
          </table:table-cell>
          <table:table-cell table:style-name="Table1.C2" office:value-type="string">
            <text:p text:style-name="P11">Reevaluate modeled transit time between Wayne and Olney. <text:span text:style-name="T13">Add 2 minutes scheduling delay before Olney.</text:span></text:p>
          </table:table-cell>
        </table:table-row>
        <table:table-row>
          <table:table-cell table:style-name="Table1.A2" office:value-type="string">
            <text:p text:style-name="P15">#514 Lansdale</text:p>
          </table:table-cell>
          <table:table-cell table:style-name="Table1.A2" office:value-type="string">
            <text:p text:style-name="P16">Median service <text:span text:style-name="T16">lateness </text:span>is 6+ minutes for Ft. Washington, Ambler, Penllyn, 9<text:span text:style-name="T14">th</text:span> Street <text:span text:style-name="T16">and</text:span> Fortuna <text:span text:style-name="T16">stops. This schedule is cheating by schedules 14 minutes between Link Belt and Chalfont.</text:span></text:p>
          </table:table-cell>
          <table:table-cell table:style-name="Table1.C2" office:value-type="string">
            <text:p text:style-name="P17">Schedule 4 extra minutes of transit somewhere between Glenside branch and Fort Washington. <text:span text:style-name="T17">Or, if significant changes to Jenkintown/Glenside are planned then only add 2 minutes. Remove same amount of time from Link Belt – Chalfont segment.</text:span></text:p>
          </table:table-cell>
        </table:table-row>
        <table:table-row>
          <table:table-cell table:style-name="Table1.A2" office:value-type="string">
            <text:p text:style-name="P18">#6212 Manayunk</text:p>
          </table:table-cell>
          <table:table-cell table:style-name="Table1.A2" office:value-type="string">
            <text:p text:style-name="P18">This train has NEVER been on time for any stop after Miquon.</text:p>
          </table:table-cell>
          <table:table-cell table:style-name="Table1.C2" office:value-type="string">
            <text:p text:style-name="P18">Reschedule Spring Mill +1 minute, Conshohocken +1 minute, Norristown + 1 minute, Main Street +2 minutes, Elm Street +2 minutes.</text:p>
          </table:table-cell>
        </table:table-row>
        <table:table-row>
          <table:table-cell table:style-name="Table1.A2" office:value-type="string">
            <text:p text:style-name="P19">#515, #8517 Paoli</text:p>
          </table:table-cell>
          <table:table-cell table:style-name="Table1.A2" office:value-type="string">
            <text:p text:style-name="P19">These trains significantly impact OTP <text:soft-page-break/>but their performance is highly variable.</text:p>
          </table:table-cell>
          <table:table-cell table:style-name="Table1.C2" office:value-type="string">
            <text:p text:style-name="P19">Study passenger load variability and <text:soft-page-break/>review if equipment or operator issues are contributing to lateness.</text:p>
          </table:table-cell>
        </table:table-row>
        <table:table-row>
          <table:table-cell table:style-name="Table1.A2" office:value-type="string">
            <text:p text:style-name="P19">#4213 Wilmington</text:p>
          </table:table-cell>
          <table:table-cell table:style-name="Table1.A2" office:value-type="string">
            <text:p text:style-name="P19">Train NEVER reaches Chester on schedule.</text:p>
          </table:table-cell>
          <table:table-cell table:style-name="Table1.C2" office:value-type="string">
            <text:p text:style-name="P20">Reschedule Chester, Marcus Hook and Claymont stops 2 minutes later.</text:p>
          </table:table-cell>
        </table:table-row>
        <table:table-row>
          <table:table-cell table:style-name="Table1.A2" office:value-type="string">
            <text:p text:style-name="P20">#6358 West Trenton</text:p>
          </table:table-cell>
          <table:table-cell table:style-name="Table1.A2" office:value-type="string">
            <text:p text:style-name="P20">Train NEVER reaches destination on time.</text:p>
          </table:table-cell>
          <table:table-cell table:style-name="Table1.C2" office:value-type="string">
            <text:p text:style-name="P20">Reschedule final stop one minute later.</text:p>
          </table:table-cell>
        </table:table-row>
        <table:table-row>
          <table:table-cell table:style-name="Table1.A2" office:value-type="string">
            <text:p text:style-name="P20">#384 West Trenton</text:p>
          </table:table-cell>
          <table:table-cell table:style-name="Table1.A2" office:value-type="string">
            <text:p text:style-name="P20">Train NEVER departs Forest Hills, Somerton or Trevose on time.</text:p>
          </table:table-cell>
          <table:table-cell table:style-name="Table1.C2" office:value-type="string">
            <text:p text:style-name="P20">Reschedule Forest Hills, Somerton, Trevose and Neshaminy one minute later.</text:p>
          </table:table-cell>
        </table:table-row>
      </table:table>
      <text:p text:style-name="P25"/>
      <text:h text:style-name="Heading_20_1" text:outline-level="1">Conclusion</text:h>
      <text:p text:style-name="P27">Many of these recommendations are modest. The recommended approach is to move a little in the right direction, and then review performance at each schedule update.</text:p>
      <text:p text:style-name="P28">Enclosed are <text:span text:style-name="T18">reports there were used as the starting point for this analysis. They show the 90</text:span><text:span text:style-name="T15">th</text:span><text:span text:style-name="T18"> percentile departure time for every train and assist in identifying problems. These detailed reports are also available online and include drill down functionality. This report has been featured on NBC News, The Transit Wire and Technical.ly Philly.</text:span></text:p>
      <text:p text:style-name="P28"/>
      <text:p text:style-name="P27"><text:tab/>ONLINE VERSION: http://phor.net/apps/septa/</text:p>
      <text:p text:style-name="P27"/>
      <text:p text:style-name="P27">Although SEPTA has improved on-time performance considerably in the past 10 years, there is room for continuous improvement to match its competitors in other c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14135" officeooo:paragraph-rsid="0021413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2</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23:32:30.319217000</meta:creation-date>
    <meta:generator>LibreOffice_Vanilla/5.2.3.5$MacOSX_X86_64 LibreOffice_project/83adc9c35c74e0badc710d981405858b1179a327</meta:generator>
    <dc:date>2017-04-01T12:56:08.367329000</dc:date>
    <meta:editing-duration>PT58M29S</meta:editing-duration>
    <meta:editing-cycles>5</meta:editing-cycles>
    <meta:document-statistic meta:table-count="1" meta:image-count="0" meta:object-count="0" meta:page-count="4" meta:paragraph-count="62" meta:word-count="948" meta:character-count="6085" meta:non-whitespace-character-count="5194"/>
  </office:meta>
</office:document-meta>
</file>